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1_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5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s--Dietary law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Letterhead]</text:p>
      <text:p text:style-name="P4">S. MORAIS./</text:p>
      <text:p text:style-name="P4">546 N. FIFTH STREET./</text:p>
      <text:p text:style-name="P5">PHILADELPHIA,__________1895/</text:p>
      <text:p text:style-name="P4">[Front Cover]</text:p>
      <text:p text:style-name="P4">[Note: The number "38" is written in pencil and circled underneath the city &amp; date, near the top right corner of the page.]</text:p>
      <text:p text:style-name="P6">On forbidden food/</text:p>
      <text:p text:style-name="P6">Sabbath Shemini/</text:p>
      <text:p text:style-name="P6"/>
      <text:p text:style-name="P4">[Page 1]</text:p>
      <text:p text:style-name="P4">In conversation with an eminent physician,/ I learned to my surprise that a certain article/ of food almost universally prized as a delicacy,/ has been discovered to possess qualities injuring the/ health of those who eat it. <text:s/>I had often/ read that persons who indulged in it, suffered bo-/-dily pains and, at times, paid even with their lives/ as a penalty for having partaken of it immoderately. <text:s/>But/ I attributed such evil results to the abuse, not to/ the use of that dainty. <text:s/>Now, I have the testimony/ of medical science to prove the contrary of what/ most people believe. <text:s/>The portion of the Penta-/-teuch assigned for our instruction this Sabbath,/ brought back to my memory the conversation I had/ with a friend, who ranks high in the medical/ faculty. <text:s/>Our Parasha devotes a whole lengthy/ chapter to the subject of the Jewish diet. <text:s/>I will/ not deny that the prohibitory laws which we/ have read concerning various <text:soft-page-break/>species of living things/ on whose flesh people ordinarily feed, aim/ </text:p>
      <text:p text:style-name="P4"/>
      <text:p text:style-name="P4">[Page 2]</text:p>
      <text:p text:style-name="P4">largely to <text:span text:style-name="T2">set</text:span><text:span text:style-name="T4"> draw a distinction between Israel and/ gentilism and </text:span><text:span text:style-name="T2">to</text:span><text:span text:style-name="T4"> serve likewise as reminders to those/ whom the God of Sinai </text:span><text:span text:style-name="T2">separated</text:span><text:span text:style-name="T4"> set apart for a spirit-/ual purpose, </text:span><text:span text:style-name="T2">that they must</text:span><text:span text:style-name="T4"> to avoid </text:span><text:span text:style-name="T2">gross</text:span><text:span text:style-name="T4"> all sorts of food/ likely to affect</text:span><text:span text:style-name="T2">ing</text:span><text:span text:style-name="T4"> the mind as well as the body. <text:s/>This/ seems clear from the repeated expression. [Hebrew]/ "It is unclean to </text:span><text:span text:style-name="T5">you</text:span><text:span text:style-name="T6">", it is forbidden </text:span><text:span text:style-name="T5">to you</text:span><text:span text:style-name="T6">,/ it is an abomination </text:span><text:span text:style-name="T5">to you</text:span><text:span text:style-name="T6">. <text:s/>And again: Ye/ shall be holy, for I the Lord am holy. <text:s/>Ye shall/ not therefore pollute your souls with impure/ animals; with things that creep on the ground./ <text:s/>The entire eleventh chapter of Leviticus advances/ the same idea throughout. <text:s/>And its closing/ sentence </text:span><text:span text:style-name="T3">tells</text:span><text:span text:style-name="T6"> demands of all Hebrews to make a difference/ between </text:span><text:span text:style-name="T3">the</text:span><text:span text:style-name="T6"> what is unclean to them and </text:span><text:span text:style-name="T3">the</text:span><text:span text:style-name="T6"> what is clean, between/ the living thing that they may </text:span><text:span text:style-name="T3">be</text:span><text:span text:style-name="T6"> eat</text:span><text:span text:style-name="T3">en</text:span><text:span text:style-name="T6"> and the/ living thing that </text:span><text:span text:style-name="T3">may</text:span><text:span text:style-name="T6"> they dare not </text:span><text:span text:style-name="T3">be</text:span><text:span text:style-name="T6"> eat</text:span><text:span text:style-name="T3">en</text:span><text:span text:style-name="T6">./</text:span></text:p>
      <text:p text:style-name="P4"><text:span text:style-name="T6">But </text:span><text:span text:style-name="T3">the question</text:span><text:span text:style-name="T6"> a doubt has arisen in the minds of/ some, who would not, I think, deliberately/ transgress for the sake of gratifying the/ appetites. <text:s/>They questioned whether certain creatures furnished with/ shells, instead of fins and scales were contemplated/</text:span></text:p>
      <text:p text:style-name="P4"><text:span text:style-name="T6"/></text:p>
      <text:p text:style-name="P4"><text:span text:style-name="T6">[Page 3]</text:span></text:p>
      <text:p text:style-name="P4"><text:span text:style-name="T6">by the inspired legislator, when he penned/ the chapter to which I have just referred./ <text:s/>I have listened with interest to discussions/ on that point, not, of course, when the question/ was treated with levity and flippancy, not when ribaldry/ vulgarly said that Moses would not have pro-/-hibited a toothsome bit, if he had known of it or had/ ever tasted it. <text:s/>From that talk I turn away/ with utter disgust. <text:s/>But serious persons have contend-/-ed that no provision is made in the five/ holy books about things that can exist out/ of the water, </text:span><text:span text:style-name="T3">and are</text:span><text:span text:style-name="T6"> though science still includes them in the category/ of fishes. <text:s/>The oyster, for instance, that at-/-taches itself to </text:span><text:span text:style-name="T3">situations</text:span><text:span text:style-name="T6"> places which are left dry/ by the retiring tide, some would consider as be-/-longing rather to the vegetable kingdom. <text:s/>But insuf-/-ficient, indeed, as my reading on that topic is,/ I differ, because I learn that except in water,/ or the vicinity of water, or where water had/ been flowing, the oyster cannot live,/</text:span></text:p>
      <text:p text:style-name="P4"><text:span text:style-name="T6"/></text:p>
      <text:p text:style-name="P4"><text:span text:style-name="T6">[Page 4]</text:span></text:p>
      <text:p text:style-name="P4"><text:span text:style-name="T6">and I hold that to it and similar </text:span><text:span text:style-name="T3">living</text:span><text:span text:style-name="T6"> creatures,/ the following text in our Parasha meant to/ point. <text:s/>[Hebrew]/ [Hebrew]/ "All that have not fins and scales, in the seas/ and in the streams, all that moves in water and/ every living creature that is in the water, are an/ abomination to you." <text:s/>Curiously enough, while/ reflecting upon what a medical friend of mine had stated,/ my attention was drawn to an article written/ in Hebrew. <text:s/>It related that London phy-/-sicians had strongly advised all persons/ to abstain from that palatable </text:span><text:span text:style-name="T3">food</text:span><text:span text:style-name="T6"> luxury, as/ apt to </text:span><text:span text:style-name="T3">occasion</text:span><text:span text:style-name="T6"> engender a species of typhus. <text:s/>Ac-/-cording to the same journal, the sale of that/ article of food which had always been immense, has/ decreased so perceptibly that whereas formerly three/ hundred fishermen were engaged at the seasonable time of the year in dredging to/ supply the market, now comparatively few are employed/ in it, so that </text:span><text:span text:style-name="T3">the sale</text:span><text:span text:style-name="T6"> what heretofore realized/ over two thousand pounds sterling weekly, </text:span><text:span text:style-name="T3">it</text:span><text:span text:style-name="T6">/ does not yield </text:span><text:span text:style-name="T3">now</text:span><text:span text:style-name="T6"> at present more than </text:span><text:span text:style-name="T3">a few</text:span><text:span text:style-name="T6"> some hundreds./</text:span></text:p>
      <text:p text:style-name="P4"><text:span text:style-name="T6"/></text:p>
      <text:p text:style-name="P4"><text:span text:style-name="T6">[Page 5]</text:span></text:p>
      <text:p text:style-name="P4"><text:span text:style-name="T6">Possibly, the </text:span><text:span text:style-name="T3">writer</text:span><text:span text:style-name="T6"> author of that Hebrew article/ does not possess very accurate and reliable/ information. <text:s/>Possibly also his feelings led him/ to overdraw the picture, for I notice that in/ citing the case of a Purim festivity in New/ York, where the attendants banquetted on/ shell fish, he declares that they sinned more/ grievously than Jews who publicly desecrate the day of/ atonement. <text:s/>I would not go that length,/ but I agree upon recognizing the act as un-/</text:span><text:span text:style-name="T3">Mosaic</text:span><text:span text:style-name="T6">-scriptural, supporting myself upon the prohibition/ of eating [Hebrew], which I so interpret Any living thing/ which </text:span><text:span text:style-name="T3">needs lives</text:span><text:span text:style-name="T6"> moves in water, </text:span><text:span text:style-name="T3">but has neither fins nor</text:span><text:span text:style-name="T6"> though it may continue to exist on the ground as amphibia./ </text:span><text:span text:style-name="T3">scales.</text:span><text:span text:style-name="T6"> <text:s/></text:span><text:soft-page-break/><text:span text:style-name="T6">Contrary to my/ opinion is that of the "American Israelite" in/ its issue of the first week in April. <text:s/>It/ writes: "There has been said so much lately as/ to whether the Law of Moses permits or pro-/-hibits oysters, that it may be proper to state/ that according to the Talmud, Moses did not/ forbid them. <text:s/>There can be no doubt that the/ shell of the oyster, is the same to all intents/</text:span></text:p>
      <text:p text:style-name="P4"><text:span text:style-name="T6"/></text:p>
      <text:p text:style-name="P4"><text:span text:style-name="T6">[Page 6]</text:span></text:p>
      <text:p text:style-name="P4"><text:span text:style-name="T6">and purposes, as the scales are to clean/ fishes." <text:s/>Against this specious </text:span><text:span text:style-name="T3">manner</text:span><text:span text:style-name="T6">/ </text:span><text:span text:style-name="T3">of</text:span><text:span text:style-name="T6"> arguing, we may point to the fact that/ Moses repeatedly mentions fins and scales as in-/dispensable </text:span><text:span text:style-name="T3">to Israelites</text:span><text:span text:style-name="T6"> to make a creature in the water </text:span><text:span text:style-name="T3">per-</text:span><text:span text:style-name="T6">/ </text:span><text:span text:style-name="T3">-missible</text:span><text:span text:style-name="T6"> allowable to an Israelite, the world all over, and not once does he </text:span><text:span text:style-name="T3">point</text:span><text:span text:style-name="T6"> refer to an object/ which, according to the editor of the </text:span><text:span text:style-name="T5">American</text:span><text:span text:style-name="T6">/ </text:span><text:span text:style-name="T5">Israelite</text:span><text:span text:style-name="T6">, is equivalent to fins and scales. <text:s/>But/ the weekly periodical ventures further and as-/-serts that both the Talmud and Maimonides per-/-mit shell fish, since nature has provided it/ with what stands in lieu of fins and scales./ <text:s/>I have diligently searched through those author-/-ities, but failed to find what would justify the edit-/-or's declaration. <text:s/>Perhaps, the wish was/ father to the thought, for all will remember/ that at the graduation of the first five rabbis/ issued from the Western Union College, the guests/ were regaled with a variety of shell fish, and/ when the president of the institution whose motto/ is [Hebrew] "for the Law and the Testimony,"/</text:span></text:p>
      <text:p text:style-name="P4"><text:span text:style-name="T6"/></text:p>
      <text:p text:style-name="P4"><text:span text:style-name="T6">[Page 7]</text:span></text:p>
      <text:p text:style-name="P4"><text:span text:style-name="T6">was asked for an explanation of that ano-/maly, he bluntly answered that he </text:span><text:span text:style-name="T3">was</text:span><text:span text:style-name="T6"> is/ not the keeper of orthodox stomachs--a/ reply scarcely admissible in an English </text:span><text:span text:style-name="T3">phrase-</text:span><text:span text:style-name="T6"> Lexicon/ </text:span><text:span text:style-name="T3">-ology</text:span><text:span text:style-name="T6">, as an elegant phrase. <text:s/>Surely, if one were inclined/ to overlook deviations from </text:span><text:span text:style-name="T3">scriptural</text:span><text:span text:style-name="T6"> Biblical and tradi-/-tional ordinances in persons not possessed of/ Rabbinical titles, he cannot wink at actions/ clearly at variance with the written and oral/ Law, when committed by men whom Malachi/ would that they proceed straight forwardly/ and turn many away </text:span><text:span text:style-name="T3">many</text:span><text:span text:style-name="T6"> from </text:span><text:span text:style-name="T3">wrong doing</text:span><text:span text:style-name="T6"> transgression. <text:s/>The/ last of our prophets would thus reproach back-/-sliders in the American rabbinate [Hebrew]/ [Hebrew] "ye have caused many to stumble in the/ Torah." <text:s/>Oh teachers </text:span><text:span text:style-name="T3">of</text:span><text:span text:style-name="T6"> in Israel! <text:s/>Beware of the/ sin of presumption. <text:s/>Nadab and Abihu, the/ two elder sons of Aaron arrogated to them-/-selves undue authority. <text:s/>The consequence of their/ immodesty is recorded in the section of the Penta-/-teuch designated for this Sabbath. <text:s/>I have read/ that Epictetus, a celebrated </text:span><text:span text:style-name="T3">teacher of ethics</text:span><text:span text:style-name="T6"> moralist among/</text:span></text:p>
      <text:p text:style-name="P4"><text:span text:style-name="T6"/></text:p>
      <text:p text:style-name="P4"><text:span text:style-name="T6">[Page 8]<text:line-break/>the Greeks, lay down a maxim, to follow/ which is to approach human perfectibility:/ "bear and forbear." <text:s/>We cannot benefit God by/ overcoming our selfish inclinations and controlling/ our appetites, but by </text:span><text:span text:style-name="T3">doing</text:span><text:span text:style-name="T6"> acting so, we can </text:span><text:span text:style-name="T3">bring</text:span><text:span text:style-name="T6"> do/ </text:span><text:span text:style-name="T3">upon</text:span><text:span text:style-name="T6"> ourselves an incalculable amount of/ good. <text:s/>Hence the wholesome </text:span><text:span text:style-name="T3">rule</text:span><text:span text:style-name="T6"> restrictions of our reli-/-gion, some of which we have perused of this morn-/-ing, </text:span><text:span text:style-name="T3">useful</text:span><text:span text:style-name="T6"> as applicable to every Israelite. <text:s/>Pulpit instructors,/ however, ought to keep ever present the injunc-/-tion of the prophet, who preceded Epictetus by/ many centuries. <text:s/>Micah recommended that </text:span><text:span text:style-name="T5">man</text:span><text:span text:style-name="T6">/ should walk humbly with God. <text:s/>How much/ more so </text:span><text:span text:style-name="T3">the</text:span><text:span text:style-name="T6"> ought ministers of God to set</text:span><text:span text:style-name="T3">ting</text:span><text:span text:style-name="T6"> an example/ of abstemiousness and moderation, which will/ react upon the people at large, who observe/ and cite the conduct of such, as wear the/ sacerdotal garment </text:span><text:span text:style-name="T3">of preceptors in</text:span><text:span text:style-name="T6"> in the shrine </text:span><text:span text:style-name="T3">of</text:span><text:span text:style-name="T6"> dedicated to the Torah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3T13:50:03.79</meta:creation-date>
    <dc:date>2012-05-23T15:09:41.25</dc:date>
    <dc:creator>Penn Libraries</dc:creator>
    <meta:editing-duration>PT00H05M3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4" meta:word-count="1613" meta:character-count="9943"/>
  </office:meta>
</office:document-meta>
</file>